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11.656cm"/>
    </style:style>
    <style:style style:name="co4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Solution no.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atency (ns)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Description ( Initialize module- no unroll)</text:p>
          </table:table-cell>
          <table:table-cell office:value-type="string" calcext:value-type="string">
            <text:p>Num slots</text:p>
          </table:table-cell>
          <table:table-cell office:value-type="string" calcext:value-type="string">
            <text:p>Target Tclk (ns)</text:p>
          </table:table-cell>
          <table:table-cell office:value-type="string" calcext:value-type="string">
            <text:p>Verified cosim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1323" calcext:value-type="float">
            <text:p>132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ore row_len_arr,compute,output_write- unroll and CISR decode- pipelin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office:value-type="float" office:value="1330" calcext:value-type="float">
            <text:p>1330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Only compute and output_write have unroll pragmas(Store row_len_arr, CISR decode is pipelined automatically)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office:value-type="float" office:value="1713" calcext:value-type="float">
            <text:p>1713</text:p>
          </table:table-cell>
          <table:table-cell office:value-type="float" office:value="2355" calcext:value-type="float">
            <text:p>2355</text:p>
          </table:table-cell>
          <table:table-cell table:style-name="ce2" office:value-type="string" calcext:value-type="string">
            <text:p>Store row_len_arr,compute,output_write <text:s/>and CISR decode-- unroll 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634" calcext:value-type="float">
            <text:p>1634</text:p>
          </table:table-cell>
          <table:table-cell table:style-name="ce2" office:value-type="string" calcext:value-type="string">
            <text:p>All funcs hls unro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36" calcext:value-type="float">
            <text:p>936</text:p>
          </table:table-cell>
          <table:table-cell table:style-name="ce2" office:value-type="float" office:value="1627" calcext:value-type="float">
            <text:p>1627</text:p>
          </table:table-cell>
          <table:table-cell table:style-name="ce2" office:value-type="string" calcext:value-type="string">
            <text:p>Only compute and output_write have unro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98" calcext:value-type="float">
            <text:p>898</text:p>
          </table:table-cell>
          <table:table-cell table:style-name="ce2" office:value-type="float" office:value="1608" calcext:value-type="float">
            <text:p>1608</text:p>
          </table:table-cell>
          <table:table-cell table:style-name="ce2" office:value-type="string" calcext:value-type="string">
            <text:p>Compute, output_write and store_row_len array modules have unro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olutions 3,4,5 and 1,2, 6 are separately pareto optimal wrt Latency vs FF usage vs LUT usage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11:40:14.475212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10:02:41.866148095</meta:creation-date>
    <dc:date>2022-05-09T17:11:31.653843430</dc:date>
    <meta:editing-duration>PT8H40M41S</meta:editing-duration>
    <meta:editing-cycles>7</meta:editing-cycles>
    <meta:generator>LibreOffice/6.4.7.2$Linux_X86_64 LibreOffice_project/40$Build-2</meta:generator>
    <meta:document-statistic meta:table-count="1" meta:cell-count="62" meta:object-count="0"/>
  </office:meta>
</office:document-meta>
</file>